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4pt" fo:letter-spacing="normal" fo:font-style="normal" fo:font-weight="normal" officeooo:paragraph-rsid="001ab33a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monospace" fo:font-size="14pt" fo:letter-spacing="normal" fo:font-style="normal" fo:font-weight="normal"/>
    </style:style>
    <style:style style:name="P4" style:family="paragraph" style:parent-style-name="Standard">
      <style:text-properties officeooo:rsid="001db320" officeooo:paragraph-rsid="001db320"/>
    </style:style>
    <style:style style:name="T1" style:family="text">
      <style:text-properties fo:font-weight="bold"/>
    </style:style>
    <style:style style:name="T2" style:family="text">
      <style:text-properties officeooo:rsid="0013f7e1"/>
    </style:style>
    <style:style style:name="T3" style:family="text">
      <style:text-properties officeooo:rsid="00155116"/>
    </style:style>
    <style:style style:name="T4" style:family="text">
      <style:text-properties officeooo:rsid="001626c4"/>
    </style:style>
    <style:style style:name="T5" style:family="text">
      <style:text-properties officeooo:rsid="00181961"/>
    </style:style>
    <style:style style:name="T6" style:family="text">
      <style:text-properties officeooo:rsid="0018bff4"/>
    </style:style>
    <style:style style:name="T7" style:family="text">
      <style:text-properties officeooo:rsid="001ab33a"/>
    </style:style>
    <style:style style:name="T8" style:family="text">
      <style:text-properties officeooo:rsid="001bd95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ame: <text:span text:style-name="T2">Saad Arshad</text:span><text:line-break/><text:line-break/>Lab Section: <text:span text:style-name="T2">208</text:span><text:line-break/><text:line-break/>Complete this answer sheet using the instructions given in the lab. Turn in a hard copy of your completed sheet to your TA by the beginning of your lab next week. All questions are worth 1/2 point, with the exception of question 17 (the last question) which is worth 2 points.<text:line-break/><text:line-break/><text:span text:style-name="T1">Compiling</text:span><text:line-break/>1) Write the size (in bytes) of the executable <text:span text:style-name="T3">8880 .</text:span>(Note: The size in bytes is the number immediately before the date in the output from the ls -l command)<text:line-break/><text:line-break/>2) Now, recompile using the -g command line option and write the size in bytes of the new executable: <text:span text:style-name="T3">11984</text:span><text:line-break/><text:line-break/><text:span text:style-name="T1">Starting GDB</text:span><text:line-break/>3) Copy the first line that is printed when you run gdb: <text:span text:style-name="T3">GNU gdb (GDB) Red Hat Enterprise Linux 7.12.1-47.el6</text:span><text:line-break/><text:line-break/>4) Now, copy the portion in the quotes on the line that states "This GDB was configured as." For instance, in the example above, you would copy i686-linux-gnu: <text:span text:style-name="T3">"x86_64-redhat-linux-gnu"</text:span><text:line-break/><text:line-break/><text:span text:style-name="T1">Getting Help</text:span><text:line-break/>5) Write the number of topics/classes: <text:span text:style-name="T3">12</text:span><text:line-break/><text:line-break/>6) Now, type "help break" to get specific information:<text:line-break/>Write the first line printed after executing the command here: <text:span text:style-name="T3">delete -- Delete some breakpoints or auto-display expressions</text:span><text:line-break/><text:line-break/><text:span text:style-name="T1">Running a Program</text:span><text:line-break/>7) Try it now. What happened? <text:span text:style-name="T4">We ran it without putting in command line options 1 or 2</text:span><text:line-break/><text:line-break/>8) Try the run command again, this time adding "1" (without quotes) to the command <text:soft-page-break/>line. What happened this time? <text:span text:style-name="T4">The program ran The sum of integers from 0 to 10 is: 1013</text:span><text:line-break/><text:line-break/><text:span text:style-name="T1">Setting Breakpoints</text:span><text:line-break/>9) At what line number does execution pause? <text:span text:style-name="T5">54 ( int sum = 0;) just a pasting difference but stops in right place </text:span><text:line-break/><text:line-break/><text:span text:style-name="T1">A Brief Digression</text:span><text:line-break/>10) Write what you see as a result: <text:span text:style-name="T6">$1 = 1</text:span><text:line-break/><text:line-break/><text:span text:style-name="T1">Stepping Through Code</text:span><text:line-break/>11) Use the print statement mentioned above to print the current value of sum. What is its current value? <text:span text:style-name="T7">$3 = -1157416240</text:span><text:line-break/><text:line-break/>12) Now, use the step command step over the current line. At what line does the execution pause? <text:span text:style-name="T7">57 fprintf(stdout, “here we are in debugoption1()\n”);</text:span><text:line-break/><text:line-break/>13) Print the value of sum again. What is its value now? <text:span text:style-name="T7">$4 = 0</text:span><text:line-break/><text:line-break/>14) Continue stepping through the program until the following line is reached:</text:p>
      <text:p text:style-name="P3">sum += sum + i;</text:p>
      <text:p text:style-name="P1">15) Print the value of sum: <text:span text:style-name="T7">$5 = 0</text:span><text:line-break/><text:line-break/><text:span text:style-name="T1">Displaying Variables</text:span><text:line-break/>16) What is the value of the variable 'i' at this point? <text:span text:style-name="T8">6</text:span><text:line-break/><text:line-break/>17) Once you see what the bug is, describe it below (2 points):</text:p>
      <text:p text:style-name="P4">it does not make sense that 0+1+2+3+4+5+6 = 57 because the right answer is 21 but the for loop is wrong and it keeps adding sum + I and I is the index instead. <text:s text:c="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3:52:50.800019668</meta:creation-date>
    <dc:date>2018-02-27T14:29:19.919779594</dc:date>
    <meta:editing-duration>PT38M29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4" meta:word-count="441" meta:character-count="2419" meta:non-whitespace-character-count="1960"/>
  </office:meta>
</office:document-meta>
</file>